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6507in" fo:margin-left="-0.0785in" fo:margin-top="0in" fo:margin-bottom="0in" table:align="left" style:writing-mode="lr-tb"/>
    </style:style>
    <style:style style:name="Table1.A" style:family="table-column">
      <style:table-column-properties style:column-width="1.559in"/>
    </style:style>
    <style:style style:name="Table1.B" style:family="table-column">
      <style:table-column-properties style:column-width="2.109in"/>
    </style:style>
    <style:style style:name="Table1.C" style:family="table-column">
      <style:table-column-properties style:column-width="1.1354in"/>
    </style:style>
    <style:style style:name="Table1.D" style:family="table-column">
      <style:table-column-properties style:column-width="1.8472in"/>
    </style:style>
    <style:style style:name="Table1.1" style:family="table-row">
      <style:table-row-properties style:min-row-height="0.2306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0.3368in"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line-height="115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150%"/>
      <style:text-properties style:font-name="Times New Roman" fo:font-size="12pt" fo:font-weight="bold" officeooo:rsid="001a52d5" officeooo:paragraph-rsid="001a52d5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.1665in" fo:margin-bottom="0.139in" loext:contextual-spacing="false" fo:line-height="115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.1665in" fo:margin-bottom="0in" loext:contextual-spacing="false" fo:line-height="115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in" fo:margin-bottom="0in" loext:contextual-spacing="false" fo:line-height="115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.1665in" fo:margin-bottom="0in" loext:contextual-spacing="false" fo:line-height="15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top="0.1665in" fo:margin-bottom="0in" loext:contextual-spacing="false" fo:line-height="115%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fo:font-size="12pt" fo:language="en" fo:country="US" fo:font-weight="bold" style:font-size-asian="12pt" style:font-weight-asian="bold" style:font-name-complex="Times New Roman1" style:font-size-complex="12pt"/>
    </style:style>
    <style:style style:name="T3" style:family="text">
      <style:text-properties officeooo:rsid="001c54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PL1 Project Proposal Form, 20</text:span><text:span text:style-name="T2">22</text:span></text:p>
      <text:p text:style-name="P8">Institute of Information Technology (IIT)</text:p>
      <text:p text:style-name="P8">University of Dhaka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Student’s Name:</text:p>
          </table:table-cell>
          <table:table-cell table:style-name="Table1.A1" table:number-columns-spanned="3" office:value-type="string">
            <text:p text:style-name="P4">Nahida Sultana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0">Student’s Roll:</text:p>
          </table:table-cell>
          <table:table-cell table:style-name="Table1.A1" office:value-type="string">
            <text:p text:style-name="P4">1318</text:p>
          </table:table-cell>
          <table:table-cell table:style-name="Table1.A1" office:value-type="string">
            <text:p text:style-name="P10">Phone:</text:p>
          </table:table-cell>
          <table:table-cell table:style-name="Table1.A1" office:value-type="string">
            <text:p text:style-name="P4">01777937808</text:p>
          </table:table-cell>
        </table:table-row>
        <table:table-row table:style-name="Table1.3">
          <table:table-cell table:style-name="Table1.A1" table:number-columns-spanned="4" office:value-type="string">
            <text:p text:style-name="P3"/>
            <text:p text:style-name="P3">Project Description: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11">Languages or Tools to be used:</text:p>
            <text:p text:style-name="P6"/>
            <text:p text:style-name="P6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4" office:value-type="string">
            <text:p text:style-name="P11">Supervisor’s Name:<text:span text:style-name="T3">Dr. Md Shariful Islam</text:span>___________________________</text:p>
            <text:p text:style-name="P11">Signature of the supervisor:_________________________</text:p>
            <text:p text:style-name="P11">Date: <text:span text:style-name="T3">28/12/22</text:span>__________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宋体" style:font-size-asian="11pt" style:language-asian="en" style:country-asian="US" style:font-name-complex="宋体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宋体" style:font-size-asian="11pt" style:language-asian="en" style:country-asian="US" style:font-name-complex="宋体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7T07:31:36</meta:creation-date>
    <meta:initial-creator>iit</meta:initial-creator>
    <meta:print-date>2018-02-26T06:56:00</meta:print-date>
    <dc:date>2022-12-28T12:37:39.164031245</dc:date>
    <meta:editing-cycles>18</meta:editing-cycles>
    <meta:editing-duration>PT1M54S</meta:editing-duration>
    <meta:generator>LibreOffice/6.0.7.3$Linux_X86_64 LibreOffice_project/00m0$Build-3</meta:generator>
    <meta:document-statistic meta:table-count="1" meta:image-count="0" meta:object-count="0" meta:page-count="1" meta:paragraph-count="14" meta:word-count="41" meta:character-count="350" meta:non-whitespace-character-count="323"/>
    <meta:user-defined meta:name="AppVersion">15.000</meta:user-defined>
    <meta:user-defined meta:name="DocSecurity" meta:value-type="float">0</meta:user-defined>
    <meta:user-defined meta:name="HyperlinksChanged" meta:value-type="boolean">false</meta:user-defined>
    <meta:user-defined meta:name="ICV">9f64aaa81f824e95a7da8de8cb010f17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